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57b0" officeooo:paragraph-rsid="000357b0"/>
    </style:style>
    <style:style style:name="P2" style:family="paragraph" style:parent-style-name="Standard">
      <style:text-properties style:font-name="Courier 10 Pitch" officeooo:rsid="000357b0" officeooo:paragraph-rsid="000357b0"/>
    </style:style>
    <style:style style:name="P3" style:family="paragraph" style:parent-style-name="Standard">
      <style:text-properties style:font-name="Courier 10 Pitch" fo:font-weight="bold" officeooo:rsid="000357b0" officeooo:paragraph-rsid="000357b0" style:font-weight-asian="bold" style:font-weight-complex="bold"/>
    </style:style>
    <style:style style:name="P4" style:family="paragraph" style:parent-style-name="Standard">
      <style:text-properties style:font-name="Courier 10 Pitch" fo:font-weight="bold" officeooo:rsid="00053717" officeooo:paragraph-rsid="0005371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span text:style-name="T1">Yadniki P</text:span></text:p>
      <text:p text:style-name="P3"><text:tab/><text:tab/><text:tab/><text:tab/><text:tab/><text:tab/><text:tab/><text:tab/><text:tab/><text:tab/>2016230069</text:p>
      <text:p text:style-name="P2"/>
      <text:p text:style-name="P2">import java.io.*;</text:p>
      <text:p text:style-name="P2">import java.util.*;</text:p>
      <text:p text:style-name="P2"/>
      <text:p text:style-name="P2">public class LeftRecursion{</text:p>
      <text:p text:style-name="P2"><text:tab/>public static void main(String args[]){</text:p>
      <text:p text:style-name="P2"><text:tab/> Scanner sc=new Scanner(System.in);</text:p>
      <text:p text:style-name="P2"><text:tab/></text:p>
      <text:p text:style-name="P2"><text:tab/>System.out.println(" Enter the number of production rules:");</text:p>
      <text:p text:style-name="P2"><text:s/><text:tab/>int n=sc.nextInt();</text:p>
      <text:p text:style-name="P2"><text:tab/>String rule;</text:p>
      <text:p text:style-name="P2"><text:tab/>int k=0; </text:p>
      <text:p text:style-name="P2"><text:tab/>String alpha=new String();</text:p>
      <text:p text:style-name="P2"><text:tab/>while(k&lt;n){</text:p>
      <text:p text:style-name="P2"><text:tab/><text:tab/><text:tab/>int flag=0;</text:p>
      <text:p text:style-name="P2"><text:tab/><text:tab/><text:tab/>rule=sc.next();</text:p>
      <text:p text:style-name="P2"><text:tab/><text:tab/><text:tab/>String [] arr = rule.split("-&gt;"); <text:s/>//S -&gt; Sa|b</text:p>
      <text:p text:style-name="P2"><text:tab/><text:tab/><text:tab/>String left = arr[0];<text:tab/></text:p>
      <text:p text:style-name="P2"><text:tab/><text:tab/><text:tab/>String [] right = arr[1].split("\\|"); //Sa|b</text:p>
      <text:p text:style-name="P2"><text:tab/><text:tab/><text:tab/></text:p>
      <text:p text:style-name="P2"><text:tab/><text:tab/><text:tab/>for(int i=0;i&lt;right.length;i++){</text:p>
      <text:p text:style-name="P2"><text:tab/><text:tab/><text:tab/> <text:s text:c="4"/>if(right[i].startsWith(left)){</text:p>
      <text:p text:style-name="P2"><text:tab/><text:tab/><text:tab/> <text:s text:c="11"/>alpha = right[i].substring(1); flag=1; </text:p>
      <text:p text:style-name="P2"><text:tab/><text:tab/><text:tab/> <text:s text:c="6"/>} </text:p>
      <text:p text:style-name="P2"><text:tab/><text:tab/><text:tab/>System.out.println("After Left Recursion Removal"); <text:s text:c="2"/></text:p>
      <text:p text:style-name="P2"><text:tab/><text:tab/><text:tab/> <text:s text:c="2"/>if(flag==1){</text:p>
      <text:p text:style-name="P2"><text:tab/><text:tab/><text:tab/> <text:s text:c="2"/>System.out.println(left+"-&gt;"+right[1]+left+"'");</text:p>
      <text:p text:style-name="P2"><text:tab/><text:tab/><text:tab/> <text:s text:c="3"/>System.out.println(left+"-&gt;"+alpha+left+"'|e");</text:p>
      <text:p text:style-name="P2"><text:tab/><text:tab/><text:tab/> <text:s text:c="2"/>} <text:s/></text:p>
      <text:p text:style-name="P2"><text:tab/><text:tab/><text:tab/> <text:s text:c="2"/>else{</text:p>
      <text:p text:style-name="P2"><text:tab/><text:tab/><text:tab/> <text:s text:c="3"/>System.out.println(left+"-&gt;"+right[i]);</text:p>
      <text:p text:style-name="P2"><text:tab/><text:tab/><text:tab/> <text:s text:c="3"/>break;</text:p>
      <text:p text:style-name="P2"><text:tab/><text:tab/><text:tab/> <text:s text:c="2"/>} <text:s/></text:p>
      <text:p text:style-name="P2"><text:tab/><text:tab/><text:tab/> <text:s/>System.out.println(); <text:s text:c="4"/></text:p>
      <text:p text:style-name="P2"><text:tab/><text:tab/><text:tab/>}</text:p>
      <text:p text:style-name="P2"><text:tab/><text:tab/><text:tab/><text:tab/></text:p>
      <text:p text:style-name="P2"><text:tab/><text:tab/><text:tab/>k++;<text:tab/></text:p>
      <text:p text:style-name="P2"><text:tab/><text:tab/>}</text:p>
      <text:p text:style-name="P2"><text:tab/><text:tab/></text:p>
      <text:p text:style-name="P2"><text:tab/>}<text:tab/><text:tab/><text:tab/></text:p>
      <text:p text:style-name="P2">} </text:p>
      <text:p text:style-name="P2"></text:p>
      <text:p text:style-name="P2"/>
      <text:p text:style-name="P4">OUTPUT</text:p>
      <text:p text:style-name="P2">/*</text:p>
      <text:p text:style-name="P2">students@celab6-19:~$ javac LeftRecursion.java</text:p>
      <text:p text:style-name="P2">students@celab6-19:~$ java LeftRecursion</text:p>
      <text:p text:style-name="P2"/>
      <text:p text:style-name="P2"><text:soft-page-break/><text:s/>Enter the number of production rules:</text:p>
      <text:p text:style-name="P2">2</text:p>
      <text:p text:style-name="P2"></text:p>
      <text:p text:style-name="P2">S-&gt;Sa|b</text:p>
      <text:p text:style-name="P2">After Left Recursion Removal</text:p>
      <text:p text:style-name="P2">S-&gt;bS'</text:p>
      <text:p text:style-name="P2">S-&gt;aS'|E</text:p>
      <text:p text:style-name="P2"></text:p>
      <text:p text:style-name="P2">E-&gt;E+T|T</text:p>
      <text:p text:style-name="P2">After Left Recursion Removal</text:p>
      <text:p text:style-name="P2">E-&gt;TE'</text:p>
      <text:p text:style-name="P2">E-&gt;+TE'|E</text:p>
      <text:p text:style-name="P2"></text:p>
      <text:p text:style-name="P2">*/</text:p>
      <text:p text:style-name="P2"><text:s text:c="235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5:50:42.264011086</meta:creation-date>
    <dc:date>2018-03-05T15:52:35.845836359</dc:date>
    <meta:editing-duration>PT55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2" meta:paragraph-count="61" meta:word-count="112" meta:character-count="3598" meta:non-whitespace-character-count="943"/>
  </office:meta>
</office:document-meta>
</file>